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1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1" fo:font-size="12pt" style:font-size-asian="12pt" style:font-size-complex="12pt"/>
    </style:style>
    <style:style style:name="T3" style:family="text">
      <style:text-properties style:font-name="Courier 10 Pitch1" fo:font-size="13pt" style:font-size-asian="13pt" style:font-size-complex="13pt"/>
    </style:style>
    <style:style style:name="T4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10.116cm">
          <draw:text-box>
            <text:p><text:span text:style-name="T1">stack</text:span></text:p>
          </draw:text-box>
        </draw:frame>
        <draw:frame draw:style-name="gr2" draw:text-style-name="P1" draw:layer="layout" svg:width="1.653cm" svg:height="0.806cm" svg:x="13.021cm" svg:y="10.11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164cm" svg:y="14.2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2018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frame draw:style-name="gr6" draw:text-style-name="P2" draw:layer="layout" svg:width="2.534cm" svg:height="0.742cm" svg:x="3.165cm" svg:y="13.115cm">
          <draw:text-box>
            <text:p><text:span text:style-name="T2">greeting</text:span></text:p>
          </draw:text-box>
        </draw:frame>
        <draw:custom-shape draw:style-name="gr7" draw:text-style-name="P4" draw:layer="layout" svg:width="3.628cm" svg:height="0.762cm" svg:x="5.997cm" svg:y="13.042cm">
          <text:p text:style-name="P3"><text:span text:style-name="T3">"Play ball!"</text:span></text:p>
          <draw:enhanced-geometry svg:viewBox="0 0 21600 21600" draw:type="rectangle" draw:enhanced-path="M 0 0 L 21600 0 21600 21600 0 21600 0 0 Z N"/>
        </draw:custom-shape>
        <draw:frame draw:style-name="gr8" draw:text-style-name="P2" xml:id="id1" draw:id="id1" draw:layer="layout" svg:width="2.788cm" svg:height="0.742cm" svg:x="2.965cm" svg:y="12.015cm">
          <draw:text-box>
            <text:p><text:span text:style-name="T2">oldGeezer</text:span></text:p>
          </draw:text-box>
        </draw:frame>
        <draw:connector draw:style-name="gr9" draw:text-style-name="P3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0" draw:text-style-name="P5" draw:layer="layout" svg:x1="6.069cm" svg:y1="12.579cm" svg:x2="6.45cm" svg:y2="12.579cm">
          <text:p/>
        </draw:line>
        <draw:line draw:style-name="gr10" draw:text-style-name="P5" draw:layer="layout" svg:x1="6.196cm" svg:y1="12.706cm" svg:x2="6.323cm" svg:y2="12.706cm">
          <text:p/>
        </draw:line>
        <draw:line draw:style-name="gr10" draw:text-style-name="P5" draw:layer="layout" svg:x1="6.178cm" svg:y1="12.644cm" svg:x2="6.376cm" svg:y2="12.644cm">
          <text:p/>
        </draw:line>
        <draw:frame draw:style-name="gr11" draw:text-style-name="P6" draw:layer="layout" svg:width="2.534cm" svg:height="0.924cm" draw:transform="rotate (1.5707963267949) translate (1.284cm 14.113cm)">
          <draw:text-box>
            <text:p><text:span text:style-name="T4">mai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2T10:45:08.158676273</dc:date>
    <meta:editing-duration>PT1H1M32S</meta:editing-duration>
    <meta:editing-cycles>16</meta:editing-cycles>
    <meta:document-statistic meta:object-count="13"/>
  </office:meta>
</office:document-meta>
</file>